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at bright star outside her window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would materialise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it,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text:p>
      <text:p text:style-name="P2">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idn’t have ears. She wasn’t running to catch it, and she was already late to classes anyway. But those things weren’t the point. Even as the bus departed, she didn’t stop. She didn’t care about being late, she didn’t care about going to school, she wasn’t even sure what she cared about. She wasn’t even sure what she was running after. Maybe she was trying to atone for all her failures. Maybe she was running after her parents. Maybe she was chasing after <text:span text:style-name="T1">your</text:span> shadow. Maybe she was trying to find herself.</text:p>
      <text:p text:style-name="P2">She didn’t know. She didn’t know, but she didn’t stop. Not until she completely ran out of breath.</text:p>
      <text:p text:style-name="P2">“Hah... hah...”</text:p>
      <text:p text:style-name="P2">Even then, even as she stood still gasping for air, and even as her knees buckled, and her hands fell on them with the full weight of her upper body, her eyes were still locked straight ahead. Only as a cool breeze blew by did she close them. Only then did she lower her head.</text:p>
      <text:p text:style-name="P2">Truth was, she’d lied. Just now, she’d lied. She knew exactly what she was after, she’d agonised over the question for too long not to. And as she raised herself up, as she raised her gaze to the sky and to the entire world around her, a smile formed on her face, and that smile was full of defiance. She wanted happiness, and she would chase after it.</text:p>
      <text:p text:style-name="P2">She didn’t know whether someone like her deserved it, she didn’t know whether she had the right to yearn for it in the first place, but, at least in part to spite this world, and most likely for its own sake, she’d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help... Here, take this.”</text:p>
      <text:p text:style-name="P2">And just like that, sun girl had a large stack of printouts put in her hands, preventing her from bouncing around any further lest she dropped some.</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heart dance with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it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At the same time, all eyes turned to her.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The answer would be ‘no’.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addressed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knew to read the room,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text:p>
      <text:p text:style-name="P2"><text:span text:style-name="T1">... 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P2">It would take her hours before she found the courage to talk to you again. Right now, she couldn’t even lie to you, let alone speak the truth. So, until she could do either of those things again, she would have to wait. Whatever happened until such a time didn’t much matter to her.</text:p>
      <text:p text:style-name="P2"/>
      <text:p text:style-name="P1">••</text:p>
      <text:p text:style-name="P1">Node 2: Towards the light</text:p>
      <text:p text:style-name="P1"/>
      <text:p text:style-name="Normal">“...”</text:p>
      <text:p text:style-name="Normal">As the bell sounded the beginning of lunch break, the entire class let out <text:s text:c="1"/>a sigh of relief. Some got up and stretched themselves, others got to tidying their desks before going to lunch, and others still had relaxed so much they were melting in their chair. She alone had remained immobile, her hands in her laps, her gaze to the ground.</text:p>
      <text:p text:style-name="Normal">She looked worried. She looked your way.</text:p>
      <text:p text:style-name="Normal">Then, before anyone could reach you, before you could reach anyone,</text:p>
      <text:p text:style-name="Normal">“Hey...” she called out. But your eyes were closed, you seemed to have fallen asleep on your desk, and her voice was only a whisper: it didn’t reach you.</text:p>
      <text:p text:style-name="Normal">Seeing this, she wanted to sigh too, <text:span text:style-name="T1">but that won’t get me anywhere, will it?</text:span> So instead, she took in a deep breath, then exhaled slowly. Mustering all her courage,</text:p>
      <text:p text:style-name="Normal">*tap* she nudged your shoulder ever so lightly. To her delight, you opened your eyes and turned to her.</text:p>
      <text:p text:style-name="Normal">“Hey,” she repeated.</text:p>
      <text:p text:style-name="Normal">You didn’t say a word. To her however, it was plain you were asking what was the matter.</text:p>
      <text:p text:style-name="Normal">Mentally, she took another deep breath. All of the courage she’d mustered, she released it in one whisper, in one question: “... Are you free after lunch?”</text:p>
      <text:p text:style-name="Normal">You blinked, you looked away, and after an eternal second, “mm,” you nodded, “need me for something?”</text:p>
      <text:p text:style-name="Normal">Her eyes widened with hope, and, doing her best to keep her happiness from showing, “yeah, mind if we meet up somewhere? Say... At the library?”</text:p>
      <text:p text:style-name="Normal">Surely you were wondering what it was that she wanted, regardless, “alright, no problem,” was your entire answer.</text:p>
      <text:p text:style-name="Normal">It was her turn to nod, and, failing to contain a smile, she got up and ran away from the classroom at the fastest walking pace reason allowed. She’d cleared the first hurdle and was glad of it, but she also knew that meant very little if she didn’t follow through till the very end. What was it that she’d wanted to tell you? <text:span text:style-name="T1">Why, of course... Everything.</text:span> Although, she was aware of how heavy everything could be, so she would say a little at a time, <text:span text:style-name="T1">starting with how I love you...</text:span></text:p>
      <text:p text:style-name="Normal">She was in the hallway now. She stopped in her tracks, leaned against the wall, and looked up to the sky that was hidden beyond the ceiling. She wished she were free. She wished she could just be, and everything was alright around her, and there was nothing to worry about, and you were by her side. There was nothing extraordinary about what she wished for, so why did it feel impossible? Why did it feel like a far-fetched dream? <text:span text:style-name="T1">Maybe because I don’t know if I can even take the first step towards this dream,</text:span> maybe she felt she lacked the courage to do that.</text:p>
      <text:p text:style-name="Normal">But, at the same time, <text:span text:style-name="T1">I don’t want to give up. Even if I’m destined to fail, at the very least I want to try. So...</text:span> Her steps were uncertain, they almost felt awkward, but wading through her negativity and plagued by doubt, this girl walked on, searching for something that might never be.</text:p>
      <text:p text:style-name="Normal"/>
      <text:p text:style-name="Normal">A cool wind blew in through the library’s open windows. At hours like these, the place was mostly empty; few spent their lunch break here, and most were stray students who came in for one reason or another. For instance, some came in to read, others had homework they needed to finish, and others still just wanted a peaceful refuge away from the sun. Today, there was even someone who’d come here to confess to their crush.</text:p>
      <text:p text:style-name="Normal">That someone had skipped lunch altogether, seeing as a ball of anxiety and stress had started forming in their stomach. Doubtless, in the near future, when enough nervousness has concentrated in that ball, butterflies will hatch from it and start flying about. <text:span text:style-name="T1">I don’t look forward to it.</text:span> She had chosen a table next to an open window, away from others, and every now and again tried to assimilate the relaxed air from outsid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